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75mm"/>
    </style:style>
    <style:style style:name="co2" style:family="table-column">
      <style:table-column-properties fo:break-before="auto" style:column-width="20.36mm"/>
    </style:style>
    <style:style style:name="co3" style:family="table-column">
      <style:table-column-properties fo:break-before="auto" style:column-width="33.2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ameraslog_5" table:style-name="ta1">
        <table:shapes>
          <draw:frame draw:z-index="0" draw:style-name="gr1" draw:text-style-name="P1" svg:width="159.99mm" svg:height="89.99mm" svg:x="79.37mm" svg:y="1mm">
            <loext:p draw:notify-on-update-of-ranges="cameraslog_5.A1:cameraslog_5.A1 cameraslog_5.A2:cameraslog_5.A1001 cameraslog_5.B1:cameraslog_5.B1 cameraslog_5.B2:cameraslog_5.B1001 cameraslog_5.A1:cameraslog_5.A1 cameraslog_5.A2:cameraslog_5.A1001 cameraslog_5.C1:cameraslog_5.C1 cameraslog_5.C2:cameraslog_5.C10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number of camer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268109" calcext:value-type="float">
            <text:p>6,26810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359088" calcext:value-type="float">
            <text:p>6,35908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095973" calcext:value-type="float">
            <text:p>6,09597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05673" calcext:value-type="float">
            <text:p>6,0567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.249601" calcext:value-type="float">
            <text:p>6,24960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368079" calcext:value-type="float">
            <text:p>6,36807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.131822" calcext:value-type="float">
            <text:p>6,13182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011285" calcext:value-type="float">
            <text:p>6,01128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.692326" calcext:value-type="float">
            <text:p>5,69232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862367" calcext:value-type="float">
            <text:p>5,86236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.599126" calcext:value-type="float">
            <text:p>5,59912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.745933" calcext:value-type="float">
            <text:p>5,74593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.5717" calcext:value-type="float">
            <text:p>5,57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.795575" calcext:value-type="float">
            <text:p>5,79557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.147613" calcext:value-type="float">
            <text:p>6,1476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.37152" calcext:value-type="float">
            <text:p>6,3715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.727693" calcext:value-type="float">
            <text:p>6,72769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.595919" calcext:value-type="float">
            <text:p>6,5959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.595919" calcext:value-type="float">
            <text:p>6,5959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.592465" calcext:value-type="float">
            <text:p>6,59246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.642081" calcext:value-type="float">
            <text:p>6,64208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.642081" calcext:value-type="float">
            <text:p>6,64208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.642081" calcext:value-type="float">
            <text:p>6,64208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.642081" calcext:value-type="float">
            <text:p>6,64208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.294131" calcext:value-type="float">
            <text:p>6,29413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.281722" calcext:value-type="float">
            <text:p>6,28172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.598686" calcext:value-type="float">
            <text:p>6,59868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.518053" calcext:value-type="float">
            <text:p>6,51805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.619402" calcext:value-type="float">
            <text:p>6,61940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.925964" calcext:value-type="float">
            <text:p>6,92596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.20151" calcext:value-type="float">
            <text:p>7,2015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.20151" calcext:value-type="float">
            <text:p>7,2015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.52878" calcext:value-type="float">
            <text:p>7,5287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.52878" calcext:value-type="float">
            <text:p>7,5287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.52878" calcext:value-type="float">
            <text:p>7,5287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.503967" calcext:value-type="float">
            <text:p>7,50396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.503967" calcext:value-type="float">
            <text:p>7,50396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.503967" calcext:value-type="float">
            <text:p>7,50396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.503967" calcext:value-type="float">
            <text:p>7,50396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.503967" calcext:value-type="float">
            <text:p>7,50396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.503967" calcext:value-type="float">
            <text:p>7,50396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.503967" calcext:value-type="float">
            <text:p>7,50396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.313175" calcext:value-type="float">
            <text:p>7,31317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.375766" calcext:value-type="float">
            <text:p>7,37576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.375766" calcext:value-type="float">
            <text:p>7,37576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.375766" calcext:value-type="float">
            <text:p>7,37576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.205591" calcext:value-type="float">
            <text:p>7,20559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.205591" calcext:value-type="float">
            <text:p>7,20559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.205591" calcext:value-type="float">
            <text:p>7,20559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.205591" calcext:value-type="float">
            <text:p>7,20559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.205591" calcext:value-type="float">
            <text:p>7,20559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.462519" calcext:value-type="float">
            <text:p>7,4625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.440443" calcext:value-type="float">
            <text:p>7,44044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.440443" calcext:value-type="float">
            <text:p>7,44044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.440443" calcext:value-type="float">
            <text:p>7,44044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.440443" calcext:value-type="float">
            <text:p>7,44044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.440443" calcext:value-type="float">
            <text:p>7,44044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.440443" calcext:value-type="float">
            <text:p>7,44044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.440443" calcext:value-type="float">
            <text:p>7,44044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.440443" calcext:value-type="float">
            <text:p>7,44044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.440443" calcext:value-type="float">
            <text:p>7,44044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.835919" calcext:value-type="float">
            <text:p>7,8359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.835919" calcext:value-type="float">
            <text:p>7,8359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.835919" calcext:value-type="float">
            <text:p>7,83591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.817323" calcext:value-type="float">
            <text:p>7,81732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.672026" calcext:value-type="float">
            <text:p>7,67202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.057202" calcext:value-type="float">
            <text:p>8,05720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.705099" calcext:value-type="float">
            <text:p>7,70509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.705099" calcext:value-type="float">
            <text:p>7,70509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.773369" calcext:value-type="float">
            <text:p>7,77336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.773369" calcext:value-type="float">
            <text:p>7,77336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.773369" calcext:value-type="float">
            <text:p>7,77336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.773369" calcext:value-type="float">
            <text:p>7,77336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.773369" calcext:value-type="float">
            <text:p>7,77336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.773369" calcext:value-type="float">
            <text:p>7,77336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.773369" calcext:value-type="float">
            <text:p>7,77336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.773369" calcext:value-type="float">
            <text:p>7,77336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.032399" calcext:value-type="float">
            <text:p>8,03239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.032399" calcext:value-type="float">
            <text:p>8,03239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.032399" calcext:value-type="float">
            <text:p>8,03239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.032399" calcext:value-type="float">
            <text:p>8,03239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.032399" calcext:value-type="float">
            <text:p>8,03239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.032399" calcext:value-type="float">
            <text:p>8,03239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.641033" calcext:value-type="float">
            <text:p>7,64103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.350994" calcext:value-type="float">
            <text:p>7,35099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.350994" calcext:value-type="float">
            <text:p>7,35099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.307573" calcext:value-type="float">
            <text:p>7,30757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.404767" calcext:value-type="float">
            <text:p>7,40476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.404767" calcext:value-type="float">
            <text:p>7,40476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.098182" calcext:value-type="float">
            <text:p>7,09818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.098182" calcext:value-type="float">
            <text:p>7,09818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.143665" calcext:value-type="float">
            <text:p>7,14366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.143665" calcext:value-type="float">
            <text:p>7,14366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.143665" calcext:value-type="float">
            <text:p>7,14366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.143665" calcext:value-type="float">
            <text:p>7,14366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.775062" calcext:value-type="float">
            <text:p>6,7750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.775062" calcext:value-type="float">
            <text:p>6,77506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.058915" calcext:value-type="float">
            <text:p>7,0589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.040309" calcext:value-type="float">
            <text:p>7,04030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.040309" calcext:value-type="float">
            <text:p>7,04030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7.040309" calcext:value-type="float">
            <text:p>7,04030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7.040309" calcext:value-type="float">
            <text:p>7,04030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7.054778" calcext:value-type="float">
            <text:p>7,05477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.054778" calcext:value-type="float">
            <text:p>7,05477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.332401" calcext:value-type="float">
            <text:p>7,33240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7.075453" calcext:value-type="float">
            <text:p>7,07545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7.075453" calcext:value-type="float">
            <text:p>7,07545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.876347" calcext:value-type="float">
            <text:p>6,87634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.876347" calcext:value-type="float">
            <text:p>6,87634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.876347" calcext:value-type="float">
            <text:p>6,87634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.876347" calcext:value-type="float">
            <text:p>6,87634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.876347" calcext:value-type="float">
            <text:p>6,87634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6.876347" calcext:value-type="float">
            <text:p>6,87634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.876347" calcext:value-type="float">
            <text:p>6,87634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.876347" calcext:value-type="float">
            <text:p>6,87634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.773438" calcext:value-type="float">
            <text:p>6,77343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.592954" calcext:value-type="float">
            <text:p>6,59295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.443426" calcext:value-type="float">
            <text:p>6,44342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.443426" calcext:value-type="float">
            <text:p>6,44342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.443426" calcext:value-type="float">
            <text:p>6,44342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.443426" calcext:value-type="float">
            <text:p>6,44342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.443426" calcext:value-type="float">
            <text:p>6,44342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6.586068" calcext:value-type="float">
            <text:p>6,58606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.335367" calcext:value-type="float">
            <text:p>6,33536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.335367" calcext:value-type="float">
            <text:p>6,33536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.335367" calcext:value-type="float">
            <text:p>6,33536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.335367" calcext:value-type="float">
            <text:p>6,33536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.327094" calcext:value-type="float">
            <text:p>6,32709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.499233" calcext:value-type="float">
            <text:p>6,49923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.499233" calcext:value-type="float">
            <text:p>6,49923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6.499233" calcext:value-type="float">
            <text:p>6,49923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.499233" calcext:value-type="float">
            <text:p>6,49923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.499233" calcext:value-type="float">
            <text:p>6,49923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6.499233" calcext:value-type="float">
            <text:p>6,49923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6.499233" calcext:value-type="float">
            <text:p>6,49923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6.499233" calcext:value-type="float">
            <text:p>6,49923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.500774" calcext:value-type="float">
            <text:p>6,50077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6.500774" calcext:value-type="float">
            <text:p>6,50077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6.500774" calcext:value-type="float">
            <text:p>6,50077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.500774" calcext:value-type="float">
            <text:p>6,50077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6.440293" calcext:value-type="float">
            <text:p>6,44029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6.440293" calcext:value-type="float">
            <text:p>6,44029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6.075844" calcext:value-type="float">
            <text:p>6,0758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.075844" calcext:value-type="float">
            <text:p>6,0758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6.075844" calcext:value-type="float">
            <text:p>6,0758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.036024" calcext:value-type="float">
            <text:p>6,03602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.036024" calcext:value-type="float">
            <text:p>6,03602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.036024" calcext:value-type="float">
            <text:p>6,03602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.036024" calcext:value-type="float">
            <text:p>6,03602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.036024" calcext:value-type="float">
            <text:p>6,03602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.036024" calcext:value-type="float">
            <text:p>6,03602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.011699" calcext:value-type="float">
            <text:p>6,01169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.011699" calcext:value-type="float">
            <text:p>6,01169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.011699" calcext:value-type="float">
            <text:p>6,01169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.945539" calcext:value-type="float">
            <text:p>5,94553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.945539" calcext:value-type="float">
            <text:p>5,94553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.945539" calcext:value-type="float">
            <text:p>5,94553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5.945539" calcext:value-type="float">
            <text:p>5,94553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5.945539" calcext:value-type="float">
            <text:p>5,94553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.945539" calcext:value-type="float">
            <text:p>5,94553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5.945539" calcext:value-type="float">
            <text:p>5,94553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5.945539" calcext:value-type="float">
            <text:p>5,94553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5.945539" calcext:value-type="float">
            <text:p>5,94553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5.945539" calcext:value-type="float">
            <text:p>5,94553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.05718" calcext:value-type="float">
            <text:p>6,0571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6.05718" calcext:value-type="float">
            <text:p>6,0571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6.05718" calcext:value-type="float">
            <text:p>6,0571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.05718" calcext:value-type="float">
            <text:p>6,0571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.088167" calcext:value-type="float">
            <text:p>6,08816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.088167" calcext:value-type="float">
            <text:p>6,08816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.088167" calcext:value-type="float">
            <text:p>6,08816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.088167" calcext:value-type="float">
            <text:p>6,08816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6.088167" calcext:value-type="float">
            <text:p>6,08816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.088167" calcext:value-type="float">
            <text:p>6,08816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.088167" calcext:value-type="float">
            <text:p>6,08816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6.088167" calcext:value-type="float">
            <text:p>6,08816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.088167" calcext:value-type="float">
            <text:p>6,08816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5.94901" calcext:value-type="float">
            <text:p>5,9490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5.94901" calcext:value-type="float">
            <text:p>5,9490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.94901" calcext:value-type="float">
            <text:p>5,9490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5.94901" calcext:value-type="float">
            <text:p>5,9490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5.960013" calcext:value-type="float">
            <text:p>5,96001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5.960013" calcext:value-type="float">
            <text:p>5,96001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.960013" calcext:value-type="float">
            <text:p>5,96001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5.972952" calcext:value-type="float">
            <text:p>5,97295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.972952" calcext:value-type="float">
            <text:p>5,97295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.972952" calcext:value-type="float">
            <text:p>5,97295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5.913021" calcext:value-type="float">
            <text:p>5,91302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5.913021" calcext:value-type="float">
            <text:p>5,91302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.913021" calcext:value-type="float">
            <text:p>5,91302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5.913021" calcext:value-type="float">
            <text:p>5,91302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5.913021" calcext:value-type="float">
            <text:p>5,91302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5.913021" calcext:value-type="float">
            <text:p>5,91302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5.913021" calcext:value-type="float">
            <text:p>5,91302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5.913021" calcext:value-type="float">
            <text:p>5,91302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.826166" calcext:value-type="float">
            <text:p>5,82616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5.826166" calcext:value-type="float">
            <text:p>5,82616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5.826166" calcext:value-type="float">
            <text:p>5,82616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5.826166" calcext:value-type="float">
            <text:p>5,82616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.826166" calcext:value-type="float">
            <text:p>5,82616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5.826166" calcext:value-type="float">
            <text:p>5,82616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5.826166" calcext:value-type="float">
            <text:p>5,82616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5.826166" calcext:value-type="float">
            <text:p>5,82616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5.826166" calcext:value-type="float">
            <text:p>5,82616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5.826166" calcext:value-type="float">
            <text:p>5,82616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5.61536" calcext:value-type="float">
            <text:p>5,6153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5.61536" calcext:value-type="float">
            <text:p>5,6153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5.61536" calcext:value-type="float">
            <text:p>5,6153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5.46802" calcext:value-type="float">
            <text:p>5,4680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.46802" calcext:value-type="float">
            <text:p>5,4680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5.46802" calcext:value-type="float">
            <text:p>5,4680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5.46802" calcext:value-type="float">
            <text:p>5,4680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5.46802" calcext:value-type="float">
            <text:p>5,4680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5.46802" calcext:value-type="float">
            <text:p>5,4680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5.46802" calcext:value-type="float">
            <text:p>5,4680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5.46802" calcext:value-type="float">
            <text:p>5,4680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.46802" calcext:value-type="float">
            <text:p>5,4680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5.46802" calcext:value-type="float">
            <text:p>5,4680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5.46802" calcext:value-type="float">
            <text:p>5,4680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.46802" calcext:value-type="float">
            <text:p>5,4680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5.46802" calcext:value-type="float">
            <text:p>5,4680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5.46802" calcext:value-type="float">
            <text:p>5,4680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5.474223" calcext:value-type="float">
            <text:p>5,47422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5.339275" calcext:value-type="float">
            <text:p>5,3392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5.339275" calcext:value-type="float">
            <text:p>5,3392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5.339275" calcext:value-type="float">
            <text:p>5,33927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.466044" calcext:value-type="float">
            <text:p>5,4660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5.466044" calcext:value-type="float">
            <text:p>5,4660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5.466044" calcext:value-type="float">
            <text:p>5,4660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5.466044" calcext:value-type="float">
            <text:p>5,4660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5.466044" calcext:value-type="float">
            <text:p>5,4660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5.466044" calcext:value-type="float">
            <text:p>5,4660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5.466044" calcext:value-type="float">
            <text:p>5,4660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5.466044" calcext:value-type="float">
            <text:p>5,4660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5.466044" calcext:value-type="float">
            <text:p>5,4660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5.466044" calcext:value-type="float">
            <text:p>5,4660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5.466044" calcext:value-type="float">
            <text:p>5,4660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5.466044" calcext:value-type="float">
            <text:p>5,4660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5.466044" calcext:value-type="float">
            <text:p>5,4660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.466044" calcext:value-type="float">
            <text:p>5,4660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5.466044" calcext:value-type="float">
            <text:p>5,4660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5.466044" calcext:value-type="float">
            <text:p>5,4660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5.466044" calcext:value-type="float">
            <text:p>5,4660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5.466044" calcext:value-type="float">
            <text:p>5,46604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5.242104" calcext:value-type="float">
            <text:p>5,24210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5.242104" calcext:value-type="float">
            <text:p>5,24210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5.242104" calcext:value-type="float">
            <text:p>5,24210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.198182" calcext:value-type="float">
            <text:p>5,19818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5.198182" calcext:value-type="float">
            <text:p>5,19818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.198182" calcext:value-type="float">
            <text:p>5,19818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5.198182" calcext:value-type="float">
            <text:p>5,19818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5.198182" calcext:value-type="float">
            <text:p>5,19818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5.198182" calcext:value-type="float">
            <text:p>5,19818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5.198182" calcext:value-type="float">
            <text:p>5,19818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5.198182" calcext:value-type="float">
            <text:p>5,19818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.198182" calcext:value-type="float">
            <text:p>5,19818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5.11482" calcext:value-type="float">
            <text:p>5,1148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5.11482" calcext:value-type="float">
            <text:p>5,1148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5.11482" calcext:value-type="float">
            <text:p>5,1148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.11482" calcext:value-type="float">
            <text:p>5,1148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5.11482" calcext:value-type="float">
            <text:p>5,1148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5.11482" calcext:value-type="float">
            <text:p>5,1148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5.11482" calcext:value-type="float">
            <text:p>5,1148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5.11482" calcext:value-type="float">
            <text:p>5,1148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5.11482" calcext:value-type="float">
            <text:p>5,1148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5.11482" calcext:value-type="float">
            <text:p>5,1148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5.11482" calcext:value-type="float">
            <text:p>5,1148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5.11482" calcext:value-type="float">
            <text:p>5,1148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5.11482" calcext:value-type="float">
            <text:p>5,1148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.11482" calcext:value-type="float">
            <text:p>5,1148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5.11482" calcext:value-type="float">
            <text:p>5,1148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.833047" calcext:value-type="float">
            <text:p>4,83304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4.833047" calcext:value-type="float">
            <text:p>4,83304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4.833047" calcext:value-type="float">
            <text:p>4,83304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.833047" calcext:value-type="float">
            <text:p>4,83304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4.833047" calcext:value-type="float">
            <text:p>4,83304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.833047" calcext:value-type="float">
            <text:p>4,83304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4.833047" calcext:value-type="float">
            <text:p>4,83304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4.833047" calcext:value-type="float">
            <text:p>4,83304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4.833047" calcext:value-type="float">
            <text:p>4,83304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4.833047" calcext:value-type="float">
            <text:p>4,83304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4.833047" calcext:value-type="float">
            <text:p>4,83304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4.833047" calcext:value-type="float">
            <text:p>4,83304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4.833047" calcext:value-type="float">
            <text:p>4,83304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4.833047" calcext:value-type="float">
            <text:p>4,83304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4.833047" calcext:value-type="float">
            <text:p>4,83304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4.833047" calcext:value-type="float">
            <text:p>4,83304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4.833047" calcext:value-type="float">
            <text:p>4,83304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4.833047" calcext:value-type="float">
            <text:p>4,83304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4.833047" calcext:value-type="float">
            <text:p>4,83304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4.833047" calcext:value-type="float">
            <text:p>4,83304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4.833047" calcext:value-type="float">
            <text:p>4,83304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4.833047" calcext:value-type="float">
            <text:p>4,83304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4.833047" calcext:value-type="float">
            <text:p>4,83304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4.833047" calcext:value-type="float">
            <text:p>4,83304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4.833047" calcext:value-type="float">
            <text:p>4,83304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4.778776" calcext:value-type="float">
            <text:p>4,77877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4.778776" calcext:value-type="float">
            <text:p>4,77877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4.71193" calcext:value-type="float">
            <text:p>4,7119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.71193" calcext:value-type="float">
            <text:p>4,7119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4.71193" calcext:value-type="float">
            <text:p>4,7119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4.71193" calcext:value-type="float">
            <text:p>4,7119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4.710392" calcext:value-type="float">
            <text:p>4,71039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4.710392" calcext:value-type="float">
            <text:p>4,71039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4.710392" calcext:value-type="float">
            <text:p>4,71039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4.710392" calcext:value-type="float">
            <text:p>4,71039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4.710392" calcext:value-type="float">
            <text:p>4,71039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.710392" calcext:value-type="float">
            <text:p>4,71039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4.587018" calcext:value-type="float">
            <text:p>4,58701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.587018" calcext:value-type="float">
            <text:p>4,58701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4.587018" calcext:value-type="float">
            <text:p>4,58701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4.575135" calcext:value-type="float">
            <text:p>4,575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4.614382" calcext:value-type="float">
            <text:p>4,61438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4.614382" calcext:value-type="float">
            <text:p>4,61438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.614382" calcext:value-type="float">
            <text:p>4,61438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4.614382" calcext:value-type="float">
            <text:p>4,61438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4.614382" calcext:value-type="float">
            <text:p>4,61438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4.614382" calcext:value-type="float">
            <text:p>4,61438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4.614382" calcext:value-type="float">
            <text:p>4,61438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.614382" calcext:value-type="float">
            <text:p>4,61438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4.614382" calcext:value-type="float">
            <text:p>4,61438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.614382" calcext:value-type="float">
            <text:p>4,61438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4.614382" calcext:value-type="float">
            <text:p>4,61438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4.614382" calcext:value-type="float">
            <text:p>4,61438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.630914" calcext:value-type="float">
            <text:p>4,6309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4.696579" calcext:value-type="float">
            <text:p>4,69657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4.696579" calcext:value-type="float">
            <text:p>4,69657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4.696579" calcext:value-type="float">
            <text:p>4,69657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4.696579" calcext:value-type="float">
            <text:p>4,69657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.696579" calcext:value-type="float">
            <text:p>4,69657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4.689836" calcext:value-type="float">
            <text:p>4,68983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4.689836" calcext:value-type="float">
            <text:p>4,68983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4.689836" calcext:value-type="float">
            <text:p>4,68983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4.689836" calcext:value-type="float">
            <text:p>4,68983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.689836" calcext:value-type="float">
            <text:p>4,68983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4.689836" calcext:value-type="float">
            <text:p>4,68983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4.689836" calcext:value-type="float">
            <text:p>4,68983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.646916" calcext:value-type="float">
            <text:p>4,6469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4.646916" calcext:value-type="float">
            <text:p>4,6469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.646916" calcext:value-type="float">
            <text:p>4,6469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.646916" calcext:value-type="float">
            <text:p>4,6469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.646916" calcext:value-type="float">
            <text:p>4,6469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4.646916" calcext:value-type="float">
            <text:p>4,6469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4.646916" calcext:value-type="float">
            <text:p>4,6469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.646916" calcext:value-type="float">
            <text:p>4,6469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4.646916" calcext:value-type="float">
            <text:p>4,6469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4.646916" calcext:value-type="float">
            <text:p>4,6469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4.646916" calcext:value-type="float">
            <text:p>4,6469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4.646916" calcext:value-type="float">
            <text:p>4,6469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.646916" calcext:value-type="float">
            <text:p>4,6469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4.646916" calcext:value-type="float">
            <text:p>4,6469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4.539382" calcext:value-type="float">
            <text:p>4,53938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4.539382" calcext:value-type="float">
            <text:p>4,53938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4.539382" calcext:value-type="float">
            <text:p>4,53938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.539382" calcext:value-type="float">
            <text:p>4,53938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.539382" calcext:value-type="float">
            <text:p>4,53938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.539382" calcext:value-type="float">
            <text:p>4,53938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.539382" calcext:value-type="float">
            <text:p>4,53938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.539382" calcext:value-type="float">
            <text:p>4,53938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4.539382" calcext:value-type="float">
            <text:p>4,53938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4.539382" calcext:value-type="float">
            <text:p>4,53938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4.539382" calcext:value-type="float">
            <text:p>4,53938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4.539382" calcext:value-type="float">
            <text:p>4,53938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4.539382" calcext:value-type="float">
            <text:p>4,53938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.539382" calcext:value-type="float">
            <text:p>4,53938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4.539382" calcext:value-type="float">
            <text:p>4,53938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4.539382" calcext:value-type="float">
            <text:p>4,53938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4.539382" calcext:value-type="float">
            <text:p>4,53938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4.539382" calcext:value-type="float">
            <text:p>4,53938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4.539382" calcext:value-type="float">
            <text:p>4,53938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4.539382" calcext:value-type="float">
            <text:p>4,53938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4.539382" calcext:value-type="float">
            <text:p>4,53938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4.539382" calcext:value-type="float">
            <text:p>4,53938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4.539382" calcext:value-type="float">
            <text:p>4,53938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.468588" calcext:value-type="float">
            <text:p>4,46858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4.468588" calcext:value-type="float">
            <text:p>4,46858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.468588" calcext:value-type="float">
            <text:p>4,46858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4.468588" calcext:value-type="float">
            <text:p>4,46858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4.468588" calcext:value-type="float">
            <text:p>4,46858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.468588" calcext:value-type="float">
            <text:p>4,46858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4.468588" calcext:value-type="float">
            <text:p>4,46858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4.468588" calcext:value-type="float">
            <text:p>4,46858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4.468588" calcext:value-type="float">
            <text:p>4,46858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4.468588" calcext:value-type="float">
            <text:p>4,46858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4.468588" calcext:value-type="float">
            <text:p>4,46858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4.468588" calcext:value-type="float">
            <text:p>4,46858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4.468588" calcext:value-type="float">
            <text:p>4,46858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4.468588" calcext:value-type="float">
            <text:p>4,46858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4.468588" calcext:value-type="float">
            <text:p>4,46858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.468588" calcext:value-type="float">
            <text:p>4,46858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4.468588" calcext:value-type="float">
            <text:p>4,46858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4.468588" calcext:value-type="float">
            <text:p>4,46858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4.468588" calcext:value-type="float">
            <text:p>4,46858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4.468588" calcext:value-type="float">
            <text:p>4,46858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4.468588" calcext:value-type="float">
            <text:p>4,46858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4.468588" calcext:value-type="float">
            <text:p>4,46858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4.468588" calcext:value-type="float">
            <text:p>4,46858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4.468588" calcext:value-type="float">
            <text:p>4,46858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4.468588" calcext:value-type="float">
            <text:p>4,46858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4.468588" calcext:value-type="float">
            <text:p>4,46858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4.468588" calcext:value-type="float">
            <text:p>4,46858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4.468588" calcext:value-type="float">
            <text:p>4,46858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4.468588" calcext:value-type="float">
            <text:p>4,46858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4.468588" calcext:value-type="float">
            <text:p>4,46858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4.468588" calcext:value-type="float">
            <text:p>4,46858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4.468588" calcext:value-type="float">
            <text:p>4,46858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4.468588" calcext:value-type="float">
            <text:p>4,46858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4.468588" calcext:value-type="float">
            <text:p>4,46858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4.468588" calcext:value-type="float">
            <text:p>4,46858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4.468588" calcext:value-type="float">
            <text:p>4,46858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4.468588" calcext:value-type="float">
            <text:p>4,46858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4.468588" calcext:value-type="float">
            <text:p>4,46858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4.468588" calcext:value-type="float">
            <text:p>4,46858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4.468588" calcext:value-type="float">
            <text:p>4,46858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4.468588" calcext:value-type="float">
            <text:p>4,46858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4.468588" calcext:value-type="float">
            <text:p>4,46858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4.356977" calcext:value-type="float">
            <text:p>4,35697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4.356977" calcext:value-type="float">
            <text:p>4,35697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4.356977" calcext:value-type="float">
            <text:p>4,35697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4.356977" calcext:value-type="float">
            <text:p>4,35697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4.356977" calcext:value-type="float">
            <text:p>4,35697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4.356977" calcext:value-type="float">
            <text:p>4,35697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4.356977" calcext:value-type="float">
            <text:p>4,35697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4.356977" calcext:value-type="float">
            <text:p>4,35697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4.356977" calcext:value-type="float">
            <text:p>4,35697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4.356977" calcext:value-type="float">
            <text:p>4,35697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4.356977" calcext:value-type="float">
            <text:p>4,35697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4.356977" calcext:value-type="float">
            <text:p>4,35697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4.363676" calcext:value-type="float">
            <text:p>4,36367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4.363676" calcext:value-type="float">
            <text:p>4,36367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4.363676" calcext:value-type="float">
            <text:p>4,36367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4.363676" calcext:value-type="float">
            <text:p>4,36367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4.363676" calcext:value-type="float">
            <text:p>4,36367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4.363676" calcext:value-type="float">
            <text:p>4,36367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4.363676" calcext:value-type="float">
            <text:p>4,36367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4.363676" calcext:value-type="float">
            <text:p>4,36367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4.363676" calcext:value-type="float">
            <text:p>4,36367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4.363676" calcext:value-type="float">
            <text:p>4,36367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4.363676" calcext:value-type="float">
            <text:p>4,36367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4.363676" calcext:value-type="float">
            <text:p>4,36367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4.363676" calcext:value-type="float">
            <text:p>4,36367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4.363676" calcext:value-type="float">
            <text:p>4,36367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4.363676" calcext:value-type="float">
            <text:p>4,36367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4.363676" calcext:value-type="float">
            <text:p>4,36367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4.363676" calcext:value-type="float">
            <text:p>4,36367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4.363676" calcext:value-type="float">
            <text:p>4,36367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4.363676" calcext:value-type="float">
            <text:p>4,36367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4.363676" calcext:value-type="float">
            <text:p>4,36367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4.363676" calcext:value-type="float">
            <text:p>4,36367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4.363676" calcext:value-type="float">
            <text:p>4,36367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4.363676" calcext:value-type="float">
            <text:p>4,36367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4.363676" calcext:value-type="float">
            <text:p>4,36367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4.363676" calcext:value-type="float">
            <text:p>4,36367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4.363676" calcext:value-type="float">
            <text:p>4,36367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4.363676" calcext:value-type="float">
            <text:p>4,36367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4.363676" calcext:value-type="float">
            <text:p>4,36367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4.363676" calcext:value-type="float">
            <text:p>4,36367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4.363676" calcext:value-type="float">
            <text:p>4,36367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4.363676" calcext:value-type="float">
            <text:p>4,36367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4.363676" calcext:value-type="float">
            <text:p>4,36367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4.363676" calcext:value-type="float">
            <text:p>4,36367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4.363676" calcext:value-type="float">
            <text:p>4,36367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4.363676" calcext:value-type="float">
            <text:p>4,36367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4.363676" calcext:value-type="float">
            <text:p>4,36367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.363676" calcext:value-type="float">
            <text:p>4,36367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4.363676" calcext:value-type="float">
            <text:p>4,36367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4.363676" calcext:value-type="float">
            <text:p>4,36367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4.363676" calcext:value-type="float">
            <text:p>4,36367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4.363676" calcext:value-type="float">
            <text:p>4,36367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4.363676" calcext:value-type="float">
            <text:p>4,36367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4.363676" calcext:value-type="float">
            <text:p>4,36367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4.363676" calcext:value-type="float">
            <text:p>4,36367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4.363676" calcext:value-type="float">
            <text:p>4,36367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4.363676" calcext:value-type="float">
            <text:p>4,36367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4.363676" calcext:value-type="float">
            <text:p>4,36367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4.363676" calcext:value-type="float">
            <text:p>4,36367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4.363676" calcext:value-type="float">
            <text:p>4,36367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4.363676" calcext:value-type="float">
            <text:p>4,36367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4.363676" calcext:value-type="float">
            <text:p>4,36367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4.383771" calcext:value-type="float">
            <text:p>4,38377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4.353296" calcext:value-type="float">
            <text:p>4,35329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4.353296" calcext:value-type="float">
            <text:p>4,35329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4.353296" calcext:value-type="float">
            <text:p>4,35329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4.353296" calcext:value-type="float">
            <text:p>4,35329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4.353296" calcext:value-type="float">
            <text:p>4,35329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4.353296" calcext:value-type="float">
            <text:p>4,35329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4.353296" calcext:value-type="float">
            <text:p>4,35329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4.353296" calcext:value-type="float">
            <text:p>4,35329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4.353296" calcext:value-type="float">
            <text:p>4,35329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4.353296" calcext:value-type="float">
            <text:p>4,35329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4.353296" calcext:value-type="float">
            <text:p>4,35329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4.353296" calcext:value-type="float">
            <text:p>4,35329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4.353296" calcext:value-type="float">
            <text:p>4,35329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4.353296" calcext:value-type="float">
            <text:p>4,35329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4.353296" calcext:value-type="float">
            <text:p>4,35329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4.353296" calcext:value-type="float">
            <text:p>4,35329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4.353296" calcext:value-type="float">
            <text:p>4,35329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4.353296" calcext:value-type="float">
            <text:p>4,35329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4.353296" calcext:value-type="float">
            <text:p>4,35329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4.353296" calcext:value-type="float">
            <text:p>4,35329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4.353296" calcext:value-type="float">
            <text:p>4,35329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4.353296" calcext:value-type="float">
            <text:p>4,35329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4.353296" calcext:value-type="float">
            <text:p>4,35329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4.353296" calcext:value-type="float">
            <text:p>4,35329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4.353296" calcext:value-type="float">
            <text:p>4,35329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4.353296" calcext:value-type="float">
            <text:p>4,35329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4.353296" calcext:value-type="float">
            <text:p>4,35329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4.351819" calcext:value-type="float">
            <text:p>4,3518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4.351819" calcext:value-type="float">
            <text:p>4,3518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4.351819" calcext:value-type="float">
            <text:p>4,3518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4.351819" calcext:value-type="float">
            <text:p>4,3518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4.351819" calcext:value-type="float">
            <text:p>4,3518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4.351819" calcext:value-type="float">
            <text:p>4,3518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4.351819" calcext:value-type="float">
            <text:p>4,3518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4.351819" calcext:value-type="float">
            <text:p>4,3518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4.351819" calcext:value-type="float">
            <text:p>4,3518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4.351819" calcext:value-type="float">
            <text:p>4,3518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4.351819" calcext:value-type="float">
            <text:p>4,3518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4.351819" calcext:value-type="float">
            <text:p>4,3518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4.351819" calcext:value-type="float">
            <text:p>4,3518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4.351819" calcext:value-type="float">
            <text:p>4,3518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4.351819" calcext:value-type="float">
            <text:p>4,3518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4.351819" calcext:value-type="float">
            <text:p>4,3518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4.351819" calcext:value-type="float">
            <text:p>4,3518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4.351819" calcext:value-type="float">
            <text:p>4,3518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4.351819" calcext:value-type="float">
            <text:p>4,3518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4.351819" calcext:value-type="float">
            <text:p>4,3518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4.351819" calcext:value-type="float">
            <text:p>4,3518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4.351819" calcext:value-type="float">
            <text:p>4,3518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4.351819" calcext:value-type="float">
            <text:p>4,3518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4.351819" calcext:value-type="float">
            <text:p>4,3518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4.351819" calcext:value-type="float">
            <text:p>4,3518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4.351819" calcext:value-type="float">
            <text:p>4,3518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4.351819" calcext:value-type="float">
            <text:p>4,3518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4.351819" calcext:value-type="float">
            <text:p>4,3518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4.351819" calcext:value-type="float">
            <text:p>4,3518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4.351819" calcext:value-type="float">
            <text:p>4,3518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4.351819" calcext:value-type="float">
            <text:p>4,3518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4.351819" calcext:value-type="float">
            <text:p>4,3518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4.351819" calcext:value-type="float">
            <text:p>4,3518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4.351819" calcext:value-type="float">
            <text:p>4,3518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4.351819" calcext:value-type="float">
            <text:p>4,3518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4.351819" calcext:value-type="float">
            <text:p>4,3518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4.351819" calcext:value-type="float">
            <text:p>4,3518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4.351819" calcext:value-type="float">
            <text:p>4,3518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4.351819" calcext:value-type="float">
            <text:p>4,3518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4.351819" calcext:value-type="float">
            <text:p>4,3518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4.351819" calcext:value-type="float">
            <text:p>4,3518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4.351819" calcext:value-type="float">
            <text:p>4,3518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4.351819" calcext:value-type="float">
            <text:p>4,3518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4.351819" calcext:value-type="float">
            <text:p>4,3518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4.351819" calcext:value-type="float">
            <text:p>4,3518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4.351819" calcext:value-type="float">
            <text:p>4,3518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4.351819" calcext:value-type="float">
            <text:p>4,3518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4.351819" calcext:value-type="float">
            <text:p>4,3518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4.351324" calcext:value-type="float">
            <text:p>4,35132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4.351324" calcext:value-type="float">
            <text:p>4,35132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4.351324" calcext:value-type="float">
            <text:p>4,35132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4.351324" calcext:value-type="float">
            <text:p>4,35132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4.351324" calcext:value-type="float">
            <text:p>4,35132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4.351324" calcext:value-type="float">
            <text:p>4,35132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4.351324" calcext:value-type="float">
            <text:p>4,35132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4.351324" calcext:value-type="float">
            <text:p>4,35132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4.351324" calcext:value-type="float">
            <text:p>4,35132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.351324" calcext:value-type="float">
            <text:p>4,35132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4.351324" calcext:value-type="float">
            <text:p>4,35132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4.351324" calcext:value-type="float">
            <text:p>4,35132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4.351324" calcext:value-type="float">
            <text:p>4,35132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4.351324" calcext:value-type="float">
            <text:p>4,35132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4.351324" calcext:value-type="float">
            <text:p>4,35132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4.351324" calcext:value-type="float">
            <text:p>4,35132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4.351324" calcext:value-type="float">
            <text:p>4,35132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4.351324" calcext:value-type="float">
            <text:p>4,35132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4.351324" calcext:value-type="float">
            <text:p>4,35132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4.351324" calcext:value-type="float">
            <text:p>4,35132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4.364238" calcext:value-type="float">
            <text:p>4,3642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4.364238" calcext:value-type="float">
            <text:p>4,3642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4.364238" calcext:value-type="float">
            <text:p>4,3642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4.364238" calcext:value-type="float">
            <text:p>4,3642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4.364238" calcext:value-type="float">
            <text:p>4,3642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4.364238" calcext:value-type="float">
            <text:p>4,3642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4.364238" calcext:value-type="float">
            <text:p>4,3642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4.364238" calcext:value-type="float">
            <text:p>4,3642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4.364238" calcext:value-type="float">
            <text:p>4,3642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4.364238" calcext:value-type="float">
            <text:p>4,3642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4.364238" calcext:value-type="float">
            <text:p>4,3642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4.364238" calcext:value-type="float">
            <text:p>4,3642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4.364238" calcext:value-type="float">
            <text:p>4,3642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4.364238" calcext:value-type="float">
            <text:p>4,3642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4.364238" calcext:value-type="float">
            <text:p>4,3642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4.364238" calcext:value-type="float">
            <text:p>4,3642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4.364238" calcext:value-type="float">
            <text:p>4,3642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4.364238" calcext:value-type="float">
            <text:p>4,3642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4.364238" calcext:value-type="float">
            <text:p>4,3642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4.364238" calcext:value-type="float">
            <text:p>4,3642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4.364238" calcext:value-type="float">
            <text:p>4,3642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4.364238" calcext:value-type="float">
            <text:p>4,3642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4.364238" calcext:value-type="float">
            <text:p>4,3642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4.364238" calcext:value-type="float">
            <text:p>4,3642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4.364238" calcext:value-type="float">
            <text:p>4,3642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4.364238" calcext:value-type="float">
            <text:p>4,3642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4.364238" calcext:value-type="float">
            <text:p>4,3642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4.364238" calcext:value-type="float">
            <text:p>4,3642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4.364238" calcext:value-type="float">
            <text:p>4,3642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4.364238" calcext:value-type="float">
            <text:p>4,3642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4.364238" calcext:value-type="float">
            <text:p>4,3642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4.364238" calcext:value-type="float">
            <text:p>4,3642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4.364238" calcext:value-type="float">
            <text:p>4,3642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4.364238" calcext:value-type="float">
            <text:p>4,3642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4.364238" calcext:value-type="float">
            <text:p>4,3642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4.364238" calcext:value-type="float">
            <text:p>4,3642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4.364238" calcext:value-type="float">
            <text:p>4,3642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4.364238" calcext:value-type="float">
            <text:p>4,3642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4.364238" calcext:value-type="float">
            <text:p>4,3642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.364238" calcext:value-type="float">
            <text:p>4,3642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4.364238" calcext:value-type="float">
            <text:p>4,3642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4.364238" calcext:value-type="float">
            <text:p>4,3642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4.364238" calcext:value-type="float">
            <text:p>4,3642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4.364238" calcext:value-type="float">
            <text:p>4,3642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4.364238" calcext:value-type="float">
            <text:p>4,3642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4.364238" calcext:value-type="float">
            <text:p>4,3642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4.364238" calcext:value-type="float">
            <text:p>4,3642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4.364238" calcext:value-type="float">
            <text:p>4,3642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4.364238" calcext:value-type="float">
            <text:p>4,3642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4.364238" calcext:value-type="float">
            <text:p>4,3642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4.364238" calcext:value-type="float">
            <text:p>4,3642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4.364238" calcext:value-type="float">
            <text:p>4,3642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4.364238" calcext:value-type="float">
            <text:p>4,3642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4.364238" calcext:value-type="float">
            <text:p>4,3642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4.364238" calcext:value-type="float">
            <text:p>4,3642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4.364238" calcext:value-type="float">
            <text:p>4,3642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4.364238" calcext:value-type="float">
            <text:p>4,3642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4.364238" calcext:value-type="float">
            <text:p>4,3642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4.364238" calcext:value-type="float">
            <text:p>4,3642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4.364238" calcext:value-type="float">
            <text:p>4,3642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4.364238" calcext:value-type="float">
            <text:p>4,3642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4.364238" calcext:value-type="float">
            <text:p>4,3642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4.364238" calcext:value-type="float">
            <text:p>4,3642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4.364238" calcext:value-type="float">
            <text:p>4,3642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4.364238" calcext:value-type="float">
            <text:p>4,3642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4.364238" calcext:value-type="float">
            <text:p>4,3642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4.364238" calcext:value-type="float">
            <text:p>4,3642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4.364238" calcext:value-type="float">
            <text:p>4,3642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4.364238" calcext:value-type="float">
            <text:p>4,3642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4.364238" calcext:value-type="float">
            <text:p>4,3642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4.364238" calcext:value-type="float">
            <text:p>4,3642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4.364238" calcext:value-type="float">
            <text:p>4,3642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4.364238" calcext:value-type="float">
            <text:p>4,3642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4.364238" calcext:value-type="float">
            <text:p>4,3642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4.364238" calcext:value-type="float">
            <text:p>4,3642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4.364238" calcext:value-type="float">
            <text:p>4,3642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4.364238" calcext:value-type="float">
            <text:p>4,3642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4.364238" calcext:value-type="float">
            <text:p>4,3642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4.364238" calcext:value-type="float">
            <text:p>4,3642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4.364238" calcext:value-type="float">
            <text:p>4,3642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4.364238" calcext:value-type="float">
            <text:p>4,3642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4.364238" calcext:value-type="float">
            <text:p>4,3642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4.364238" calcext:value-type="float">
            <text:p>4,3642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4.364238" calcext:value-type="float">
            <text:p>4,3642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4.364238" calcext:value-type="float">
            <text:p>4,3642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4.364238" calcext:value-type="float">
            <text:p>4,3642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4.364238" calcext:value-type="float">
            <text:p>4,3642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4.364238" calcext:value-type="float">
            <text:p>4,3642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4.364238" calcext:value-type="float">
            <text:p>4,3642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.364238" calcext:value-type="float">
            <text:p>4,3642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4.377999" calcext:value-type="float">
            <text:p>4,37799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4.331138" calcext:value-type="float">
            <text:p>4,3311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4.331138" calcext:value-type="float">
            <text:p>4,3311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4.331138" calcext:value-type="float">
            <text:p>4,3311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4.331138" calcext:value-type="float">
            <text:p>4,3311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4.331138" calcext:value-type="float">
            <text:p>4,3311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4.331138" calcext:value-type="float">
            <text:p>4,3311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4.331138" calcext:value-type="float">
            <text:p>4,3311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4.331138" calcext:value-type="float">
            <text:p>4,3311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4.331138" calcext:value-type="float">
            <text:p>4,3311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4.331138" calcext:value-type="float">
            <text:p>4,3311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4.331138" calcext:value-type="float">
            <text:p>4,3311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4.331138" calcext:value-type="float">
            <text:p>4,3311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4.331138" calcext:value-type="float">
            <text:p>4,3311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4.331138" calcext:value-type="float">
            <text:p>4,3311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4.331138" calcext:value-type="float">
            <text:p>4,3311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4.331138" calcext:value-type="float">
            <text:p>4,3311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4.331138" calcext:value-type="float">
            <text:p>4,3311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4.331138" calcext:value-type="float">
            <text:p>4,3311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4.331138" calcext:value-type="float">
            <text:p>4,3311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4.331138" calcext:value-type="float">
            <text:p>4,3311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4.331138" calcext:value-type="float">
            <text:p>4,3311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4.331138" calcext:value-type="float">
            <text:p>4,3311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4.331138" calcext:value-type="float">
            <text:p>4,3311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4.331138" calcext:value-type="float">
            <text:p>4,3311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4.331138" calcext:value-type="float">
            <text:p>4,3311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4.331138" calcext:value-type="float">
            <text:p>4,3311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4.331138" calcext:value-type="float">
            <text:p>4,3311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4.331138" calcext:value-type="float">
            <text:p>4,3311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4.331138" calcext:value-type="float">
            <text:p>4,3311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4.331138" calcext:value-type="float">
            <text:p>4,3311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4.331138" calcext:value-type="float">
            <text:p>4,3311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4.331138" calcext:value-type="float">
            <text:p>4,3311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4.331138" calcext:value-type="float">
            <text:p>4,3311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4.331138" calcext:value-type="float">
            <text:p>4,3311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4.331138" calcext:value-type="float">
            <text:p>4,3311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4.331138" calcext:value-type="float">
            <text:p>4,3311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4.331138" calcext:value-type="float">
            <text:p>4,3311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4.331138" calcext:value-type="float">
            <text:p>4,3311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4.331138" calcext:value-type="float">
            <text:p>4,3311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4.331138" calcext:value-type="float">
            <text:p>4,3311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4.331138" calcext:value-type="float">
            <text:p>4,3311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4.331138" calcext:value-type="float">
            <text:p>4,3311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4.331138" calcext:value-type="float">
            <text:p>4,3311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4.331138" calcext:value-type="float">
            <text:p>4,3311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4.331138" calcext:value-type="float">
            <text:p>4,3311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4.331138" calcext:value-type="float">
            <text:p>4,3311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4.315992" calcext:value-type="float">
            <text:p>4,31599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4.315992" calcext:value-type="float">
            <text:p>4,31599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4.315992" calcext:value-type="float">
            <text:p>4,31599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4.315992" calcext:value-type="float">
            <text:p>4,31599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4.315992" calcext:value-type="float">
            <text:p>4,31599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4.315992" calcext:value-type="float">
            <text:p>4,31599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4.315992" calcext:value-type="float">
            <text:p>4,31599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4.315992" calcext:value-type="float">
            <text:p>4,31599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4.315992" calcext:value-type="float">
            <text:p>4,31599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4.315992" calcext:value-type="float">
            <text:p>4,31599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4.315992" calcext:value-type="float">
            <text:p>4,31599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4.315992" calcext:value-type="float">
            <text:p>4,31599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4.315992" calcext:value-type="float">
            <text:p>4,31599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4.315992" calcext:value-type="float">
            <text:p>4,31599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4.315992" calcext:value-type="float">
            <text:p>4,31599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4.315992" calcext:value-type="float">
            <text:p>4,31599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4.315992" calcext:value-type="float">
            <text:p>4,31599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4.315992" calcext:value-type="float">
            <text:p>4,31599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4.315992" calcext:value-type="float">
            <text:p>4,31599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4.315992" calcext:value-type="float">
            <text:p>4,31599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.315992" calcext:value-type="float">
            <text:p>4,315992</text:p>
          </table:table-cell>
          <table:table-cell office:value-type="float" office:value="9" calcext:value-type="float">
            <text:p>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5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5T22:53:32.775000000</dc:date>
    <meta:editing-duration>PT1M44S</meta:editing-duration>
    <meta:editing-cycles>1</meta:editing-cycles>
    <meta:document-statistic meta:table-count="1" meta:cell-count="3003" meta:object-count="1"/>
    <meta:generator>LibreOffice/5.1.0.3$Windows_X86_64 LibreOffice_project/5e3e00a007d9b3b6efb6797a8b8e57b51ab1f737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5cm" svg:y="3.946cm" style:legend-expansion="high" chart:style-name="ch2"/>
        <chart:plot-area chart:style-name="ch3" table:cell-range-address="cameraslog_5.A1:cameraslog_5.C1001" chart:data-source-has-labels="row" svg:x="0.32cm" svg:y="0.18cm" svg:width="11.01cm" svg:height="8.64cm">
          <chartooo:coordinate-region svg:x="0.952cm" svg:y="0.382cm" svg:width="9.995cm" svg:height="7.785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cameraslog_5.B2:cameraslog_5.B1001" chart:label-cell-address="cameraslog_5.B1:cameraslog_5.B1" chart:class="chart:scatter">
            <chart:domain table:cell-range-address="cameraslog_5.A2:cameraslog_5.A1001"/>
            <chart:data-point chart:repeated="1000"/>
          </chart:series>
          <chart:series chart:style-name="ch8" chart:values-cell-range-address="cameraslog_5.C2:cameraslog_5.C1001" chart:label-cell-address="cameraslog_5.C1:cameraslog_5.C1" chart:class="chart:scatter"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quality</text:p>
                <draw:g>
                  <svg:desc>cameraslog_5.B1:cameraslog_5.B1</svg:desc>
                </draw:g>
              </table:table-cell>
              <table:table-cell office:value-type="string">
                <text:p>number of cameras</text:p>
                <draw:g>
                  <svg:desc>cameraslog_5.C1:cameraslog_5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ameraslog_5.A2:cameraslog_5.A1001</svg:desc>
                </draw:g>
              </table:table-cell>
              <table:table-cell office:value-type="float" office:value="6.268109">
                <text:p>6.268109</text:p>
                <draw:g>
                  <svg:desc>cameraslog_5.B2:cameraslog_5.B1001</svg:desc>
                </draw:g>
              </table:table-cell>
              <table:table-cell office:value-type="float" office:value="13">
                <text:p>13</text:p>
                <draw:g>
                  <svg:desc>cameraslog_5.C2:cameraslog_5.C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359088">
                <text:p>6.35908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.095973">
                <text:p>6.09597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.05673">
                <text:p>6.0567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.249601">
                <text:p>6.24960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.368079">
                <text:p>6.36807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.131822">
                <text:p>6.1318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.011285">
                <text:p>6.01128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.692326">
                <text:p>5.69232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.862367">
                <text:p>5.86236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.599126">
                <text:p>5.59912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.745933">
                <text:p>5.74593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5.5717">
                <text:p>5.57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5.795575">
                <text:p>5.79557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6.147613">
                <text:p>6.1476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6.37152">
                <text:p>6.3715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6.727693">
                <text:p>6.72769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6.595919">
                <text:p>6.5959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6.595919">
                <text:p>6.5959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.592465">
                <text:p>6.59246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6.642081">
                <text:p>6.64208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6.642081">
                <text:p>6.64208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6.642081">
                <text:p>6.64208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6.642081">
                <text:p>6.64208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6.294131">
                <text:p>6.29413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6.281722">
                <text:p>6.2817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6.598686">
                <text:p>6.59868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6.518053">
                <text:p>6.51805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6.619402">
                <text:p>6.61940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6.925964">
                <text:p>6.92596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7.20151">
                <text:p>7.2015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7.20151">
                <text:p>7.2015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7.52878">
                <text:p>7.5287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7.52878">
                <text:p>7.5287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7.52878">
                <text:p>7.5287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7.503967">
                <text:p>7.50396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7.503967">
                <text:p>7.50396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7.503967">
                <text:p>7.50396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7.503967">
                <text:p>7.50396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7.503967">
                <text:p>7.50396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7.503967">
                <text:p>7.50396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7.503967">
                <text:p>7.50396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7.313175">
                <text:p>7.31317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7.375766">
                <text:p>7.37576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7.375766">
                <text:p>7.37576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7.375766">
                <text:p>7.37576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7.205591">
                <text:p>7.20559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7.205591">
                <text:p>7.20559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7.205591">
                <text:p>7.20559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7.205591">
                <text:p>7.20559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7.205591">
                <text:p>7.20559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7.462519">
                <text:p>7.4625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7.440443">
                <text:p>7.44044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7.440443">
                <text:p>7.44044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7.440443">
                <text:p>7.44044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7.440443">
                <text:p>7.44044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7.440443">
                <text:p>7.44044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7.440443">
                <text:p>7.44044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7.440443">
                <text:p>7.44044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7.440443">
                <text:p>7.44044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7.440443">
                <text:p>7.44044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7.835919">
                <text:p>7.8359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7.835919">
                <text:p>7.8359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7.835919">
                <text:p>7.83591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7.817323">
                <text:p>7.81732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7.672026">
                <text:p>7.67202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8.057202">
                <text:p>8.05720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7.705099">
                <text:p>7.70509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7.705099">
                <text:p>7.70509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.773369">
                <text:p>7.7733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.773369">
                <text:p>7.7733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.773369">
                <text:p>7.7733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.773369">
                <text:p>7.7733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.773369">
                <text:p>7.7733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.773369">
                <text:p>7.7733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.773369">
                <text:p>7.7733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.773369">
                <text:p>7.7733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8.032399">
                <text:p>8.03239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8.032399">
                <text:p>8.03239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8.032399">
                <text:p>8.03239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.032399">
                <text:p>8.03239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.032399">
                <text:p>8.03239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.032399">
                <text:p>8.03239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7.641033">
                <text:p>7.64103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7.350994">
                <text:p>7.35099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7.350994">
                <text:p>7.35099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7.307573">
                <text:p>7.30757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7.404767">
                <text:p>7.40476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7.404767">
                <text:p>7.40476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7.098182">
                <text:p>7.09818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7.098182">
                <text:p>7.09818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7.143665">
                <text:p>7.14366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7.143665">
                <text:p>7.14366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7.143665">
                <text:p>7.14366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7.143665">
                <text:p>7.14366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6.775062">
                <text:p>6.7750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6.775062">
                <text:p>6.7750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7.058915">
                <text:p>7.0589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7.040309">
                <text:p>7.04030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7.040309">
                <text:p>7.04030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7.040309">
                <text:p>7.04030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7.040309">
                <text:p>7.04030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7.054778">
                <text:p>7.05477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7.054778">
                <text:p>7.05477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7.332401">
                <text:p>7.33240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7.075453">
                <text:p>7.07545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7.075453">
                <text:p>7.07545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6.876347">
                <text:p>6.87634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6.876347">
                <text:p>6.87634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6.876347">
                <text:p>6.87634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6.876347">
                <text:p>6.87634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6.876347">
                <text:p>6.87634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6.876347">
                <text:p>6.87634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6.876347">
                <text:p>6.87634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6.876347">
                <text:p>6.87634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6.773438">
                <text:p>6.7734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6.592954">
                <text:p>6.59295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6.443426">
                <text:p>6.44342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6.443426">
                <text:p>6.44342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6.443426">
                <text:p>6.44342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6.443426">
                <text:p>6.44342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6.443426">
                <text:p>6.44342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6.586068">
                <text:p>6.58606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6.335367">
                <text:p>6.3353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6.335367">
                <text:p>6.3353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6.335367">
                <text:p>6.3353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6.335367">
                <text:p>6.3353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6.327094">
                <text:p>6.32709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6.499233">
                <text:p>6.49923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6.499233">
                <text:p>6.49923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6.499233">
                <text:p>6.49923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6.499233">
                <text:p>6.49923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6.499233">
                <text:p>6.49923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6.499233">
                <text:p>6.49923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6.499233">
                <text:p>6.49923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6.499233">
                <text:p>6.49923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6.500774">
                <text:p>6.50077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6.500774">
                <text:p>6.50077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6.500774">
                <text:p>6.50077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6.500774">
                <text:p>6.50077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6.440293">
                <text:p>6.44029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6.440293">
                <text:p>6.44029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6.075844">
                <text:p>6.0758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6.075844">
                <text:p>6.0758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6.075844">
                <text:p>6.0758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6.036024">
                <text:p>6.0360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6.036024">
                <text:p>6.0360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6.036024">
                <text:p>6.0360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6.036024">
                <text:p>6.0360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6.036024">
                <text:p>6.0360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6.036024">
                <text:p>6.0360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6.011699">
                <text:p>6.01169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6.011699">
                <text:p>6.01169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6.011699">
                <text:p>6.01169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5.945539">
                <text:p>5.94553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5.945539">
                <text:p>5.94553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5.945539">
                <text:p>5.94553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5.945539">
                <text:p>5.94553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5.945539">
                <text:p>5.94553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5.945539">
                <text:p>5.94553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5.945539">
                <text:p>5.94553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5.945539">
                <text:p>5.94553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5.945539">
                <text:p>5.94553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5.945539">
                <text:p>5.94553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6.05718">
                <text:p>6.057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6.05718">
                <text:p>6.057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6.05718">
                <text:p>6.057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6.05718">
                <text:p>6.057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6.088167">
                <text:p>6.08816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6.088167">
                <text:p>6.08816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6.088167">
                <text:p>6.08816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6.088167">
                <text:p>6.08816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6.088167">
                <text:p>6.08816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6.088167">
                <text:p>6.08816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6.088167">
                <text:p>6.08816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6.088167">
                <text:p>6.08816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6.088167">
                <text:p>6.08816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5.94901">
                <text:p>5.949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5.94901">
                <text:p>5.949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5.94901">
                <text:p>5.949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5.94901">
                <text:p>5.949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5.960013">
                <text:p>5.9600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5.960013">
                <text:p>5.9600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5.960013">
                <text:p>5.9600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5.972952">
                <text:p>5.9729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5.972952">
                <text:p>5.9729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5.972952">
                <text:p>5.9729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5.913021">
                <text:p>5.9130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5.913021">
                <text:p>5.9130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5.913021">
                <text:p>5.9130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5.913021">
                <text:p>5.9130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5.913021">
                <text:p>5.9130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5.913021">
                <text:p>5.9130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5.913021">
                <text:p>5.9130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5.913021">
                <text:p>5.9130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5.826166">
                <text:p>5.82616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5.826166">
                <text:p>5.82616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5.826166">
                <text:p>5.82616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5.826166">
                <text:p>5.82616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5.826166">
                <text:p>5.82616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5.826166">
                <text:p>5.82616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5.826166">
                <text:p>5.82616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5.826166">
                <text:p>5.82616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5.826166">
                <text:p>5.82616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5.826166">
                <text:p>5.82616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5.61536">
                <text:p>5.615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5.61536">
                <text:p>5.615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5.61536">
                <text:p>5.615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5.46802">
                <text:p>5.4680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5.46802">
                <text:p>5.4680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5.46802">
                <text:p>5.4680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5.46802">
                <text:p>5.4680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5.46802">
                <text:p>5.4680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5.46802">
                <text:p>5.4680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5.46802">
                <text:p>5.4680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5.46802">
                <text:p>5.4680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5.46802">
                <text:p>5.4680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5.46802">
                <text:p>5.4680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5.46802">
                <text:p>5.4680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5.46802">
                <text:p>5.4680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5.46802">
                <text:p>5.4680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5.46802">
                <text:p>5.4680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5.474223">
                <text:p>5.47422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5.339275">
                <text:p>5.3392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5.339275">
                <text:p>5.3392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5.339275">
                <text:p>5.3392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5.466044">
                <text:p>5.4660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5.466044">
                <text:p>5.4660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5.466044">
                <text:p>5.4660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5.466044">
                <text:p>5.4660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5.466044">
                <text:p>5.4660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5.466044">
                <text:p>5.4660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5.466044">
                <text:p>5.4660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5.466044">
                <text:p>5.4660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5.466044">
                <text:p>5.4660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5.466044">
                <text:p>5.4660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5.466044">
                <text:p>5.4660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5.466044">
                <text:p>5.4660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5.466044">
                <text:p>5.4660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5.466044">
                <text:p>5.4660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5.466044">
                <text:p>5.4660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5.466044">
                <text:p>5.4660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5.466044">
                <text:p>5.4660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5.466044">
                <text:p>5.4660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5.242104">
                <text:p>5.24210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5.242104">
                <text:p>5.24210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5.242104">
                <text:p>5.24210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5.198182">
                <text:p>5.19818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5.198182">
                <text:p>5.19818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5.198182">
                <text:p>5.19818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5.198182">
                <text:p>5.19818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5.198182">
                <text:p>5.19818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5.198182">
                <text:p>5.19818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5.198182">
                <text:p>5.19818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5.198182">
                <text:p>5.19818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5.198182">
                <text:p>5.19818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5.11482">
                <text:p>5.114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5.11482">
                <text:p>5.114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5.11482">
                <text:p>5.114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5.11482">
                <text:p>5.114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5.11482">
                <text:p>5.114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5.11482">
                <text:p>5.114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5.11482">
                <text:p>5.114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5.11482">
                <text:p>5.114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5.11482">
                <text:p>5.114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5.11482">
                <text:p>5.114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5.11482">
                <text:p>5.114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5.11482">
                <text:p>5.114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5.11482">
                <text:p>5.114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5.11482">
                <text:p>5.114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5.11482">
                <text:p>5.114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4.833047">
                <text:p>4.83304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4.833047">
                <text:p>4.83304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4.833047">
                <text:p>4.83304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4.833047">
                <text:p>4.83304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4.833047">
                <text:p>4.83304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4.833047">
                <text:p>4.83304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4.833047">
                <text:p>4.83304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4.833047">
                <text:p>4.83304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4.833047">
                <text:p>4.83304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4.833047">
                <text:p>4.83304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4.833047">
                <text:p>4.83304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4.833047">
                <text:p>4.83304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4.833047">
                <text:p>4.83304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4.833047">
                <text:p>4.83304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4.833047">
                <text:p>4.83304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4.833047">
                <text:p>4.83304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4.833047">
                <text:p>4.83304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4.833047">
                <text:p>4.83304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4.833047">
                <text:p>4.83304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4.833047">
                <text:p>4.83304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4.833047">
                <text:p>4.83304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4.833047">
                <text:p>4.83304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4.833047">
                <text:p>4.83304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4.833047">
                <text:p>4.83304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4.833047">
                <text:p>4.83304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4.778776">
                <text:p>4.77877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4.778776">
                <text:p>4.77877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4.71193">
                <text:p>4.7119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4.71193">
                <text:p>4.7119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4.71193">
                <text:p>4.7119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4.71193">
                <text:p>4.7119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4.710392">
                <text:p>4.71039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4.710392">
                <text:p>4.71039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4.710392">
                <text:p>4.71039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4.710392">
                <text:p>4.71039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4.710392">
                <text:p>4.71039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4.710392">
                <text:p>4.71039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4.587018">
                <text:p>4.58701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4.587018">
                <text:p>4.58701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4.587018">
                <text:p>4.58701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4.575135">
                <text:p>4.5751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4.614382">
                <text:p>4.6143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4.614382">
                <text:p>4.6143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4.614382">
                <text:p>4.6143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4.614382">
                <text:p>4.6143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4.614382">
                <text:p>4.6143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4.614382">
                <text:p>4.6143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4.614382">
                <text:p>4.6143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4.614382">
                <text:p>4.6143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4.614382">
                <text:p>4.6143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4.614382">
                <text:p>4.6143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4.614382">
                <text:p>4.6143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4.614382">
                <text:p>4.6143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4.630914">
                <text:p>4.6309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4.696579">
                <text:p>4.69657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4.696579">
                <text:p>4.69657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4.696579">
                <text:p>4.69657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4.696579">
                <text:p>4.69657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4.696579">
                <text:p>4.69657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4.689836">
                <text:p>4.68983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4.689836">
                <text:p>4.68983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4.689836">
                <text:p>4.68983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4.689836">
                <text:p>4.68983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4.689836">
                <text:p>4.68983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4.689836">
                <text:p>4.68983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4.689836">
                <text:p>4.68983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4.646916">
                <text:p>4.6469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4.646916">
                <text:p>4.6469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4.646916">
                <text:p>4.6469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4.646916">
                <text:p>4.6469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4.646916">
                <text:p>4.6469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4.646916">
                <text:p>4.6469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4.646916">
                <text:p>4.6469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4.646916">
                <text:p>4.6469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4.646916">
                <text:p>4.6469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4.646916">
                <text:p>4.6469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4.646916">
                <text:p>4.6469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4.646916">
                <text:p>4.6469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4.646916">
                <text:p>4.6469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4.646916">
                <text:p>4.6469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4.539382">
                <text:p>4.53938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4.539382">
                <text:p>4.53938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4.539382">
                <text:p>4.53938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4.539382">
                <text:p>4.53938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4.539382">
                <text:p>4.53938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4.539382">
                <text:p>4.53938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4.539382">
                <text:p>4.53938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4.539382">
                <text:p>4.53938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4.539382">
                <text:p>4.53938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4.539382">
                <text:p>4.53938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4.539382">
                <text:p>4.53938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4.539382">
                <text:p>4.53938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4.539382">
                <text:p>4.53938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4.539382">
                <text:p>4.53938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4.539382">
                <text:p>4.53938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4.539382">
                <text:p>4.53938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4.539382">
                <text:p>4.53938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4.539382">
                <text:p>4.53938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4.539382">
                <text:p>4.53938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4.539382">
                <text:p>4.53938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4.539382">
                <text:p>4.53938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4.539382">
                <text:p>4.53938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4.539382">
                <text:p>4.53938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4.468588">
                <text:p>4.4685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4.468588">
                <text:p>4.4685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4.468588">
                <text:p>4.4685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4.468588">
                <text:p>4.4685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4.468588">
                <text:p>4.4685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4.468588">
                <text:p>4.4685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4.468588">
                <text:p>4.4685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4.468588">
                <text:p>4.4685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4.468588">
                <text:p>4.4685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4.468588">
                <text:p>4.4685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4.468588">
                <text:p>4.4685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4.468588">
                <text:p>4.4685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4.468588">
                <text:p>4.4685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4.468588">
                <text:p>4.4685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4.468588">
                <text:p>4.4685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4.468588">
                <text:p>4.4685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4.468588">
                <text:p>4.4685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4.468588">
                <text:p>4.4685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4.468588">
                <text:p>4.4685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4.468588">
                <text:p>4.4685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4.468588">
                <text:p>4.4685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4.468588">
                <text:p>4.4685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4.468588">
                <text:p>4.4685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4.468588">
                <text:p>4.4685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4.468588">
                <text:p>4.4685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4.468588">
                <text:p>4.4685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4.468588">
                <text:p>4.4685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4.468588">
                <text:p>4.4685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4.468588">
                <text:p>4.4685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4.468588">
                <text:p>4.4685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4.468588">
                <text:p>4.4685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4.468588">
                <text:p>4.4685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4.468588">
                <text:p>4.4685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4.468588">
                <text:p>4.4685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4.468588">
                <text:p>4.4685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4.468588">
                <text:p>4.4685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4.468588">
                <text:p>4.4685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4.468588">
                <text:p>4.4685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4.468588">
                <text:p>4.4685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4.468588">
                <text:p>4.4685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4.468588">
                <text:p>4.4685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4.468588">
                <text:p>4.4685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4.356977">
                <text:p>4.3569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4.356977">
                <text:p>4.3569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4.356977">
                <text:p>4.3569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4.356977">
                <text:p>4.3569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4.356977">
                <text:p>4.3569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4.356977">
                <text:p>4.3569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4.356977">
                <text:p>4.3569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4.356977">
                <text:p>4.3569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4.356977">
                <text:p>4.3569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4.356977">
                <text:p>4.3569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4.356977">
                <text:p>4.3569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4.356977">
                <text:p>4.3569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4.363676">
                <text:p>4.3636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4.363676">
                <text:p>4.3636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4.363676">
                <text:p>4.3636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4.363676">
                <text:p>4.3636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4.363676">
                <text:p>4.3636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4.363676">
                <text:p>4.3636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4.363676">
                <text:p>4.3636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4.363676">
                <text:p>4.3636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4.363676">
                <text:p>4.3636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4.363676">
                <text:p>4.3636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4.363676">
                <text:p>4.3636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4.363676">
                <text:p>4.3636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4.363676">
                <text:p>4.3636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4.363676">
                <text:p>4.3636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4.363676">
                <text:p>4.3636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4.363676">
                <text:p>4.3636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4.363676">
                <text:p>4.3636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4.363676">
                <text:p>4.3636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4.363676">
                <text:p>4.3636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4.363676">
                <text:p>4.3636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4.363676">
                <text:p>4.3636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4.363676">
                <text:p>4.3636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4.363676">
                <text:p>4.3636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4.363676">
                <text:p>4.3636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4.363676">
                <text:p>4.3636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4.363676">
                <text:p>4.3636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4.363676">
                <text:p>4.3636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4.363676">
                <text:p>4.3636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4.363676">
                <text:p>4.3636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4.363676">
                <text:p>4.3636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4.363676">
                <text:p>4.3636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4.363676">
                <text:p>4.3636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4.363676">
                <text:p>4.3636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4.363676">
                <text:p>4.3636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4.363676">
                <text:p>4.3636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4.363676">
                <text:p>4.3636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4.363676">
                <text:p>4.3636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4.363676">
                <text:p>4.3636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4.363676">
                <text:p>4.3636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4.363676">
                <text:p>4.3636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4.363676">
                <text:p>4.3636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4.363676">
                <text:p>4.3636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4.363676">
                <text:p>4.3636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4.363676">
                <text:p>4.3636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4.363676">
                <text:p>4.3636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4.363676">
                <text:p>4.3636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4.363676">
                <text:p>4.3636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4.363676">
                <text:p>4.3636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4.363676">
                <text:p>4.3636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4.363676">
                <text:p>4.3636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4.363676">
                <text:p>4.36367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4.383771">
                <text:p>4.38377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4.353296">
                <text:p>4.35329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4.353296">
                <text:p>4.35329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4.353296">
                <text:p>4.35329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4.353296">
                <text:p>4.35329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4.353296">
                <text:p>4.35329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4.353296">
                <text:p>4.35329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4.353296">
                <text:p>4.35329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4.353296">
                <text:p>4.35329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4.353296">
                <text:p>4.35329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4.353296">
                <text:p>4.35329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4.353296">
                <text:p>4.35329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4.353296">
                <text:p>4.35329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4.353296">
                <text:p>4.35329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4.353296">
                <text:p>4.35329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4.353296">
                <text:p>4.35329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4.353296">
                <text:p>4.35329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4.353296">
                <text:p>4.35329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4.353296">
                <text:p>4.35329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4.353296">
                <text:p>4.35329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4.353296">
                <text:p>4.35329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4.353296">
                <text:p>4.35329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4.353296">
                <text:p>4.35329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4.353296">
                <text:p>4.35329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4.353296">
                <text:p>4.35329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4.353296">
                <text:p>4.35329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4.353296">
                <text:p>4.35329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4.353296">
                <text:p>4.35329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4.351819">
                <text:p>4.3518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4.351819">
                <text:p>4.3518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4.351819">
                <text:p>4.3518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4.351819">
                <text:p>4.3518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4.351819">
                <text:p>4.3518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4.351819">
                <text:p>4.3518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4.351819">
                <text:p>4.3518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4.351819">
                <text:p>4.3518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4.351819">
                <text:p>4.3518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4.351819">
                <text:p>4.3518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4.351819">
                <text:p>4.3518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4.351819">
                <text:p>4.3518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4.351819">
                <text:p>4.3518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4.351819">
                <text:p>4.3518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4.351819">
                <text:p>4.3518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4.351819">
                <text:p>4.3518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4.351819">
                <text:p>4.3518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4.351819">
                <text:p>4.3518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4.351819">
                <text:p>4.3518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4.351819">
                <text:p>4.3518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4.351819">
                <text:p>4.3518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4.351819">
                <text:p>4.3518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4.351819">
                <text:p>4.3518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4.351819">
                <text:p>4.3518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4.351819">
                <text:p>4.3518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4.351819">
                <text:p>4.3518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4.351819">
                <text:p>4.3518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4.351819">
                <text:p>4.3518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4.351819">
                <text:p>4.3518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4.351819">
                <text:p>4.3518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4.351819">
                <text:p>4.3518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4.351819">
                <text:p>4.3518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4.351819">
                <text:p>4.3518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4.351819">
                <text:p>4.3518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4.351819">
                <text:p>4.3518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4.351819">
                <text:p>4.3518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4.351819">
                <text:p>4.3518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4.351819">
                <text:p>4.3518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4.351819">
                <text:p>4.3518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4.351819">
                <text:p>4.3518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4.351819">
                <text:p>4.3518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4.351819">
                <text:p>4.3518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4.351819">
                <text:p>4.3518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4.351819">
                <text:p>4.3518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4.351819">
                <text:p>4.3518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4.351819">
                <text:p>4.3518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4.351819">
                <text:p>4.3518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4.351819">
                <text:p>4.3518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4.351324">
                <text:p>4.3513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4.351324">
                <text:p>4.3513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4.351324">
                <text:p>4.3513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4.351324">
                <text:p>4.3513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4.351324">
                <text:p>4.3513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4.351324">
                <text:p>4.3513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4.351324">
                <text:p>4.3513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4.351324">
                <text:p>4.3513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4.351324">
                <text:p>4.3513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4.351324">
                <text:p>4.3513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4.351324">
                <text:p>4.3513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4.351324">
                <text:p>4.3513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4.351324">
                <text:p>4.3513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4.351324">
                <text:p>4.3513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4.351324">
                <text:p>4.3513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4.351324">
                <text:p>4.3513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4.351324">
                <text:p>4.3513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4.351324">
                <text:p>4.3513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4.351324">
                <text:p>4.3513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4.351324">
                <text:p>4.3513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4.364238">
                <text:p>4.3642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4.364238">
                <text:p>4.3642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4.364238">
                <text:p>4.3642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4.364238">
                <text:p>4.3642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4.364238">
                <text:p>4.3642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4.364238">
                <text:p>4.3642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4.364238">
                <text:p>4.3642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4.364238">
                <text:p>4.3642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4.364238">
                <text:p>4.3642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4.364238">
                <text:p>4.3642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4.364238">
                <text:p>4.3642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4.364238">
                <text:p>4.3642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4.364238">
                <text:p>4.3642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4.364238">
                <text:p>4.3642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4.364238">
                <text:p>4.3642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4.364238">
                <text:p>4.3642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4.364238">
                <text:p>4.3642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4.364238">
                <text:p>4.3642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4.364238">
                <text:p>4.3642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4.364238">
                <text:p>4.3642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4.364238">
                <text:p>4.3642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4.364238">
                <text:p>4.3642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4.364238">
                <text:p>4.3642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4.364238">
                <text:p>4.3642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4.364238">
                <text:p>4.3642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4.364238">
                <text:p>4.3642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4.364238">
                <text:p>4.3642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4.364238">
                <text:p>4.3642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4.364238">
                <text:p>4.3642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4.364238">
                <text:p>4.3642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4.364238">
                <text:p>4.3642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4.364238">
                <text:p>4.3642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4.364238">
                <text:p>4.3642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4.364238">
                <text:p>4.3642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4.364238">
                <text:p>4.3642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4.364238">
                <text:p>4.3642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4.364238">
                <text:p>4.3642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4.364238">
                <text:p>4.3642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4.364238">
                <text:p>4.3642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4.364238">
                <text:p>4.3642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4.364238">
                <text:p>4.3642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4.364238">
                <text:p>4.3642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4.364238">
                <text:p>4.3642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4.364238">
                <text:p>4.3642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4.364238">
                <text:p>4.3642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4.364238">
                <text:p>4.3642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4.364238">
                <text:p>4.3642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4.364238">
                <text:p>4.3642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4.364238">
                <text:p>4.3642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4.364238">
                <text:p>4.3642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4.364238">
                <text:p>4.3642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4.364238">
                <text:p>4.3642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4.364238">
                <text:p>4.3642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4.364238">
                <text:p>4.3642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4.364238">
                <text:p>4.3642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4.364238">
                <text:p>4.3642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4.364238">
                <text:p>4.3642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4.364238">
                <text:p>4.3642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4.364238">
                <text:p>4.3642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4.364238">
                <text:p>4.3642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4.364238">
                <text:p>4.3642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4.364238">
                <text:p>4.3642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4.364238">
                <text:p>4.3642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4.364238">
                <text:p>4.3642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4.364238">
                <text:p>4.3642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4.364238">
                <text:p>4.3642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4.364238">
                <text:p>4.3642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4.364238">
                <text:p>4.3642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4.364238">
                <text:p>4.3642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4.364238">
                <text:p>4.3642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4.364238">
                <text:p>4.3642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4.364238">
                <text:p>4.3642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4.364238">
                <text:p>4.3642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4.364238">
                <text:p>4.3642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4.364238">
                <text:p>4.3642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4.364238">
                <text:p>4.3642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4.364238">
                <text:p>4.3642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4.364238">
                <text:p>4.3642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4.364238">
                <text:p>4.3642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4.364238">
                <text:p>4.3642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4.364238">
                <text:p>4.3642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4.364238">
                <text:p>4.3642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4.364238">
                <text:p>4.3642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4.364238">
                <text:p>4.3642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4.364238">
                <text:p>4.3642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4.364238">
                <text:p>4.3642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4.364238">
                <text:p>4.3642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4.364238">
                <text:p>4.3642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4.364238">
                <text:p>4.3642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4.364238">
                <text:p>4.3642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4.377999">
                <text:p>4.3779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4.331138">
                <text:p>4.3311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4.331138">
                <text:p>4.3311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4.331138">
                <text:p>4.3311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4.331138">
                <text:p>4.3311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4.331138">
                <text:p>4.3311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4.331138">
                <text:p>4.3311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4.331138">
                <text:p>4.3311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4.331138">
                <text:p>4.3311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4.331138">
                <text:p>4.3311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4.331138">
                <text:p>4.3311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4.331138">
                <text:p>4.3311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4.331138">
                <text:p>4.3311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4.331138">
                <text:p>4.3311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4.331138">
                <text:p>4.3311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4.331138">
                <text:p>4.3311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4.331138">
                <text:p>4.3311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4.331138">
                <text:p>4.3311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4.331138">
                <text:p>4.3311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4.331138">
                <text:p>4.3311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4.331138">
                <text:p>4.3311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4.331138">
                <text:p>4.3311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4.331138">
                <text:p>4.3311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4.331138">
                <text:p>4.3311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4.331138">
                <text:p>4.3311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4.331138">
                <text:p>4.3311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4.331138">
                <text:p>4.3311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4.331138">
                <text:p>4.3311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4.331138">
                <text:p>4.3311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4.331138">
                <text:p>4.3311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4.331138">
                <text:p>4.3311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4.331138">
                <text:p>4.3311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4.331138">
                <text:p>4.3311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4.331138">
                <text:p>4.3311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4.331138">
                <text:p>4.3311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4.331138">
                <text:p>4.3311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4.331138">
                <text:p>4.3311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4.331138">
                <text:p>4.3311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4.331138">
                <text:p>4.3311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4.331138">
                <text:p>4.3311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4.331138">
                <text:p>4.3311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4.331138">
                <text:p>4.3311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4.331138">
                <text:p>4.3311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4.331138">
                <text:p>4.3311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4.331138">
                <text:p>4.3311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4.331138">
                <text:p>4.3311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4.331138">
                <text:p>4.3311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4.315992">
                <text:p>4.31599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4.315992">
                <text:p>4.31599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4.315992">
                <text:p>4.31599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4.315992">
                <text:p>4.31599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4.315992">
                <text:p>4.31599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4.315992">
                <text:p>4.31599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4.315992">
                <text:p>4.31599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4.315992">
                <text:p>4.31599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4.315992">
                <text:p>4.31599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4.315992">
                <text:p>4.31599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4.315992">
                <text:p>4.31599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4.315992">
                <text:p>4.31599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4.315992">
                <text:p>4.31599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4.315992">
                <text:p>4.31599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4.315992">
                <text:p>4.31599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4.315992">
                <text:p>4.31599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4.315992">
                <text:p>4.31599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4.315992">
                <text:p>4.31599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4.315992">
                <text:p>4.31599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4.315992">
                <text:p>4.31599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4.315992">
                <text:p>4.315992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_64 LibreOffice_project/5e3e00a007d9b3b6efb6797a8b8e57b51ab1f73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